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-0.5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number text:level="2" text:style-name="WW_CharLFO4LVL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-" style:num-format="a" style:num-letter-sync="true">
        <style:list-level-properties text:space-before="0.4895in" text:min-label-width="0.25in"/>
      </text:list-level-style-number>
      <text:list-level-style-bullet text:level="2" text:style-name="WW_CharLFO5LVL2" text:bullet-char="">
        <style:list-level-properties text:space-before="0.9895in" text:min-label-width="0.25in"/>
        <style:text-properties style:font-name="Wingdings"/>
      </text:list-level-style-bullet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tyle="italic" style:font-style-asian="italic" style:font-style-complex="italic"/>
    </style:style>
    <style:style style:name="P13" style:parent-style-name="Normal" style:family="paragraph">
      <style:paragraph-properties fo:text-align="center"/>
      <style:text-properties fo:font-weight="bold" style:font-weight-asian="bold" style:font-style-complex="italic" fo:font-size="14pt" style:font-size-asian="14pt" style:font-size-complex="14pt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fo:font-weight="bold" style:font-weight-asian="bold" style:font-style-complex="italic"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fo:font-weight="bold" style:font-weight-asian="bold"/>
    </style:style>
    <style:style style:name="P17" style:parent-style-name="Título1" style:family="paragraph">
      <style:paragraph-properties fo:text-align="center"/>
      <style:text-properties style:font-size-complex="9pt"/>
    </style:style>
    <style:style style:name="P18" style:parent-style-name="Normal" style:family="paragraph">
      <style:paragraph-properties fo:margin-left="4.425in">
        <style:tab-stops/>
      </style:paragraph-properties>
    </style:style>
    <style:style style:name="T19" style:parent-style-name="Fuentedepárrafopredeter." style:family="text">
      <style:text-properties fo:font-size="10pt" style:font-size-asian="10pt" style:font-size-complex="10pt"/>
    </style:style>
    <style:style style:name="T20" style:parent-style-name="Fuentedepárrafopredeter." style:family="text">
      <style:text-properties fo:font-size="10pt" style:font-size-asian="10pt" style:font-size-complex="10pt"/>
    </style:style>
    <style:style style:name="T21" style:parent-style-name="Fuentedepárrafopredeter." style:family="text">
      <style:text-properties style:font-weight-complex="bold" fo:font-size="10pt" style:font-size-asian="10pt" style:font-size-complex="10pt"/>
    </style:style>
    <style:style style:name="P22" style:parent-style-name="Normal" style:family="paragraph">
      <style:text-properties fo:font-weight="bold" style:font-weight-asian="bold" fo:font-size="10pt" style:font-size-asian="10pt" style:font-size-complex="10pt"/>
    </style:style>
    <style:style style:name="P23" style:parent-style-name="Normal" style:family="paragraph">
      <style:paragraph-properties fo:line-height="150%"/>
    </style:style>
    <style:style style:name="T24" style:parent-style-name="Fuentedepárrafopredeter." style:family="text">
      <style:text-properties fo:font-size="10pt" style:font-size-asian="10pt" style:font-size-complex="10pt"/>
    </style:style>
    <style:style style:name="T25" style:parent-style-name="Fuentedepárrafopredeter." style:family="text">
      <style:text-properties fo:font-size="10pt" style:font-size-asian="10pt" style:font-size-complex="10pt"/>
    </style:style>
    <style:style style:name="T26" style:parent-style-name="Fuentedepárrafopredeter." style:family="text">
      <style:text-properties fo:font-size="10pt" style:font-size-asian="10pt" style:font-size-complex="10pt"/>
    </style:style>
    <style:style style:name="T27" style:parent-style-name="Fuentedepárrafopredeter." style:family="text">
      <style:text-properties fo:font-size="10pt" style:font-size-asian="10pt" style:font-size-complex="10pt"/>
    </style:style>
    <style:style style:name="P28" style:parent-style-name="Normal" style:family="paragraph">
      <style:paragraph-properties fo:line-height="150%" fo:margin-right="-0.4312in"/>
    </style:style>
    <style:style style:name="T29" style:parent-style-name="Fuentedepárrafopredeter." style:family="text">
      <style:text-properties fo:font-size="10pt" style:font-size-asian="10pt" style:font-size-complex="10pt"/>
    </style:style>
    <style:style style:name="T30" style:parent-style-name="Fuentedepárrafopredeter." style:family="text">
      <style:text-properties fo:font-size="10pt" style:font-size-asian="10pt" style:font-size-complex="10pt"/>
    </style:style>
    <style:style style:name="T31" style:parent-style-name="Fuentedepárrafopredeter." style:family="text">
      <style:text-properties fo:font-size="10pt" style:font-size-asian="10pt" style:font-size-complex="10pt"/>
    </style:style>
    <style:style style:name="P32" style:parent-style-name="Normal" style:family="paragraph">
      <style:paragraph-properties fo:line-height="150%" fo:margin-right="-0.4312in"/>
    </style:style>
    <style:style style:name="T33" style:parent-style-name="Fuentedepárrafopredeter." style:family="text">
      <style:text-properties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P35" style:parent-style-name="Normal" style:family="paragraph">
      <style:paragraph-properties fo:line-height="150%" fo:margin-right="-0.4312in">
        <style:tab-stops>
          <style:tab-stop style:type="left" style:position="2.8875in"/>
        </style:tab-stops>
      </style:paragraph-properties>
    </style:style>
    <style:style style:name="T36" style:parent-style-name="Fuentedepárrafopredeter." style:family="text">
      <style:text-properties fo:font-size="10pt" style:font-size-asian="10pt" style:font-size-complex="10pt"/>
    </style:style>
    <style:style style:name="T37" style:parent-style-name="Fuentedepárrafopredeter." style:family="text">
      <style:text-properties fo:font-size="10pt" style:font-size-asian="10pt" style:font-size-complex="10pt"/>
    </style:style>
    <style:style style:name="T38" style:parent-style-name="Fuentedepárrafopredeter." style:family="text">
      <style:text-properties fo:font-size="10pt" style:font-size-asian="10pt" style:font-size-complex="10pt"/>
    </style:style>
    <style:style style:name="T39" style:parent-style-name="Fuentedepárrafopredeter." style:family="text">
      <style:text-properties fo:font-size="10pt" style:font-size-asian="10pt" style:font-size-complex="10pt"/>
    </style:style>
    <style:style style:name="T40" style:parent-style-name="Fuentedepárrafopredeter." style:family="text">
      <style:text-properties fo:font-size="10pt" style:font-size-asian="10pt" style:font-size-complex="10pt"/>
    </style:style>
    <style:style style:name="T41" style:parent-style-name="Fuentedepárrafopredeter." style:family="text">
      <style:text-properties fo:font-size="10pt" style:font-size-asian="10pt" style:font-size-complex="10pt"/>
    </style:style>
    <style:style style:name="P42" style:parent-style-name="Normal" style:family="paragraph">
      <style:text-properties fo:font-weight="bold" style:font-weight-asian="bold" fo:font-size="10pt" style:font-size-asian="10pt" style:font-size-complex="10pt"/>
    </style:style>
    <style:style style:name="P43" style:parent-style-name="Normal" style:family="paragraph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TableColumn46" style:family="table-column">
      <style:table-column-properties style:column-width="0.3173in" style:use-optimal-column-width="false"/>
    </style:style>
    <style:style style:name="TableColumn47" style:family="table-column">
      <style:table-column-properties style:column-width="4.0666in" style:use-optimal-column-width="false"/>
    </style:style>
    <style:style style:name="TableColumn48" style:family="table-column">
      <style:table-column-properties style:column-width="0.4375in" style:use-optimal-column-width="false"/>
    </style:style>
    <style:style style:name="Table45" style:family="table">
      <style:table-properties style:width="4.8215in" fo:margin-left="0.25in" table:align="left"/>
    </style:style>
    <style:style style:name="TableRow49" style:family="table-row">
      <style:table-row-properties style:min-row-height="0.2305in" style:use-optimal-row-height="false"/>
    </style:style>
    <style:style style:name="TableCell50" style:family="table-cell">
      <style:table-cell-properties fo:border="none" style:vertical-align="middle" fo:padding-top="0in" fo:padding-left="0.075in" fo:padding-bottom="0in" fo:padding-right="0.075in"/>
    </style:style>
    <style:style style:name="P51" style:parent-style-name="Normal" style:family="paragraph">
      <style:text-properties style:font-weight-complex="bold" style:font-style-complex="italic" fo:font-size="10pt" style:font-size-asian="10pt" style:font-size-complex="10pt"/>
    </style:style>
    <style:style style:name="TableCell52" style:family="table-cell">
      <style:table-cell-properties fo:border-top="none" fo:border-left="none" fo:border-bottom="none" fo:border-right="0.0069in solid #000000" style:vertical-align="middle" fo:padding-top="0in" fo:padding-left="0.075in" fo:padding-bottom="0in" fo:padding-right="0.075in"/>
    </style:style>
    <style:style style:name="T53" style:parent-style-name="Fuentedepárrafopredeter." style:family="text">
      <style:text-properties style:font-weight-complex="bold" style:font-style-complex="italic" fo:font-size="10pt" style:font-size-asian="10pt" style:font-size-complex="10pt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style:font-weight-complex="bold" style:font-style-complex="italic" fo:font-size="10pt" style:font-size-asian="10pt" style:font-size-complex="10pt"/>
    </style:style>
    <style:style style:name="P56" style:parent-style-name="Normal" style:family="paragraph">
      <style:text-properties style:font-weight-complex="bold" style:font-style-complex="italic" fo:font-size="9pt" style:font-size-asian="9pt" style:font-size-complex="9pt"/>
    </style:style>
    <style:style style:name="P57" style:parent-style-name="Normal" style:family="paragraph">
      <style:text-properties fo:font-weight="bold" style:font-weight-asian="bold" style:font-weight-complex="bold" style:font-style-complex="italic" fo:font-size="9pt" style:font-size-asian="9pt" style:font-size-complex="9pt"/>
    </style:style>
    <style:style style:name="P58" style:parent-style-name="Normal" style:family="paragraph">
      <style:paragraph-properties fo:margin-left="0.25in">
        <style:tab-stops/>
      </style:paragraph-properties>
      <style:text-properties style:font-weight-complex="bold" style:font-style-complex="italic" fo:font-size="9pt" style:font-size-asian="9pt" style:font-size-complex="9pt"/>
    </style:style>
    <style:style style:name="TableColumn60" style:family="table-column">
      <style:table-column-properties style:column-width="2.0208in"/>
    </style:style>
    <style:style style:name="TableColumn61" style:family="table-column">
      <style:table-column-properties style:column-width="2.0388in"/>
    </style:style>
    <style:style style:name="TableColumn62" style:family="table-column">
      <style:table-column-properties style:column-width="2.034in"/>
    </style:style>
    <style:style style:name="Table59" style:family="table">
      <style:table-properties style:width="6.0937in" fo:margin-left="0.25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T65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67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T69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T72" style:parent-style-name="Fuentedepárrafopredeter." style:family="text">
      <style:text-properties style:font-weight-complex="bold" style:font-style-complex="italic" fo:font-size="9pt" style:font-size-asian="9pt" style:font-size-complex="9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T74" style:parent-style-name="Fuentedepárrafopredeter." style:family="text">
      <style:text-properties style:font-weight-complex="bold" style:font-style-complex="italic" fo:font-size="9pt" style:font-size-asian="9pt" style:font-size-complex="9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T76" style:parent-style-name="Fuentedepárrafopredeter." style:family="text">
      <style:text-properties style:font-weight-complex="bold" style:font-style-complex="italic" fo:font-size="9pt" style:font-size-asian="9pt" style:font-size-complex="9pt"/>
    </style:style>
    <style:style style:name="P77" style:parent-style-name="Normal" style:family="paragraph">
      <style:paragraph-properties fo:margin-left="0.25in">
        <style:tab-stops/>
      </style:paragraph-properties>
      <style:text-properties style:font-weight-complex="bold" style:font-style-complex="italic" fo:font-size="9pt" style:font-size-asian="9pt" style:font-size-complex="9pt"/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T79" style:parent-style-name="Fuentedepárrafopredeter." style:family="text">
      <style:text-properties fo:font-weight="bold" style:font-weight-asian="bold" style:font-weight-complex="bold" style:font-style-complex="italic" fo:font-size="9pt" style:font-size-asian="9pt" style:font-size-complex="9pt"/>
    </style:style>
    <style:style style:name="T80" style:parent-style-name="Fuentedepárrafopredeter." style:family="text">
      <style:text-properties style:font-weight-complex="bold" style:font-style-complex="italic" fo:font-size="9pt" style:font-size-asian="9pt" style:font-size-complex="9p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3">FORMULARIO DE SOLICITUD PARA PAGO DE TASA</text:p>
      <text:p text:style-name="P14"><text:span text:style-name="T15">Ley Nº 2459/04</text:span></text:p>
      <text:p text:style-name="P16"/>
      <text:h text:style-name="P17" text:outline-level="1"><text:s text:c="155"/>Nº ………..…………</text:h>
      <text:p text:style-name="P18"><text:span text:style-name="T19"><text:s text:c="16"/></text:span><text:span text:style-name="T20">FECHA:</text:span><text:s/><text:bookmark-start text:name="bkmData"/><text:span text:style-name="T21">Date</text:span><text:bookmark-end text:name="bkmData"/></text:p>
      <text:list text:style-name="LFO10" text:continue-numbering="true">
        <text:list-item>
          <text:p text:style-name="P22">DATOS DEL SOLICTANTE:<text:s/></text:p>
        </text:list-item>
      </text:list>
      <text:p text:style-name="P23"><text:span text:style-name="T24">Nombre de la Entidad</text:span><text:span text:style-name="T25">:</text:span><text:span text:style-name="T26"><text:s/></text:span><text:bookmark-start text:name="bkmEntiNome"/><text:span text:style-name="T27">Source/Name</text:span><text:bookmark-end text:name="bkmEntiNome"/></text:p>
      <text:p text:style-name="P28"><text:span text:style-name="T29">Calidad de Registro:</text:span><text:span text:style-name="T30"><text:s/></text:span><text:bookmark-start text:name="bkmEntiCada"/><text:span text:style-name="T31">Source/Governmental registration code</text:span><text:bookmark-end text:name="bkmEntiCada"/></text:p>
      <text:p text:style-name="P32"><text:span text:style-name="T33">Dirección:<text:s/></text:span><text:bookmark-start text:name="bkmEntiEnde"/><text:span text:style-name="T34">Source/Address</text:span><text:bookmark-end text:name="bkmEntiEnde"/></text:p>
      <text:p text:style-name="P35"><text:span text:style-name="T36">Teléfono:<text:s/></text:span><text:bookmark-start text:name="bkmEntiFone"/><text:span text:style-name="T37">Source/Area code/Phone</text:span><text:bookmark-end text:name="bkmEntiFone"/><text:span text:style-name="T38"><text:tab/></text:span><text:span text:style-name="T39">Fax:</text:span><text:span text:style-name="T40"><text:s/></text:span><text:bookmark-start text:name="bkmEntiFax"/><text:span text:style-name="T41">Source/Area code/Fax</text:span><text:bookmark-end text:name="bkmEntiFax"/></text:p>
      <text:list text:style-name="LFO10" text:continue-numbering="true">
        <text:list-item>
          <text:p text:style-name="P42">SERVICIOS <text:s/>QUE SOLICITA:</text:p>
        </text:list-item>
      </text:list>
      <text:p text:style-name="P43">(Marcar con una X la solicitud que corresponde)<text:s/>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list text:style-name="LFO18" text:continue-numbering="true">
              <text:list-item>
                <text:p text:style-name="P51"><text:bookmark-start text:name="bkmServico"/></text:p>
              </text:list-item>
            </text:list>
          </table:table-cell>
          <table:table-cell table:style-name="TableCell52">
            <text:p text:style-name="Normal"><text:bookmark-start text:name="bkmServNome"/><text:span text:style-name="T53">Service/Name</text:span><text:bookmark-end text:name="bkmServNome"/></text:p>
          </table:table-cell>
          <table:table-cell table:style-name="TableCell54">
            <text:p text:style-name="P55"><text:bookmark-start text:name="bkmServChec"/><text:s/><text:bookmark-end text:name="bkmServChec"/></text:p>
          </table:table-cell>
        </table:table-row>
      </table:table>
      <text:p text:style-name="P56"><text:bookmark-end text:name="bkmServico"/></text:p>
      <text:list text:style-name="LFO10" text:continue-numbering="true">
        <text:list-item>
          <text:p text:style-name="P57">DESCRIPCION DE LOS PRODUCTOS (a/b/c):<text:s/></text:p>
        </text:list-item>
      </text:list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Normal"><text:span text:style-name="T65">Nombre Comercial</text:span></text:p>
          </table:table-cell>
          <table:table-cell table:style-name="TableCell66">
            <text:p text:style-name="Normal"><text:span text:style-name="T67">Registro Nº</text:span></text:p>
          </table:table-cell>
          <table:table-cell table:style-name="TableCell68">
            <text:p text:style-name="Normal"><text:span text:style-name="T69">Libre Venta Nº</text:span></text:p>
          </table:table-cell>
        </table:table-row>
        <table:table-row table:style-name="TableRow70">
          <table:table-cell table:style-name="TableCell71">
            <text:p text:style-name="Normal"><text:bookmark-start text:name="bkmProdNome"/><text:bookmark-start text:name="bkmProduto"/><text:span text:style-name="T72">Product/Formulated/Name</text:span><text:bookmark-end text:name="bkmProdNome"/></text:p>
          </table:table-cell>
          <table:table-cell table:style-name="TableCell73">
            <text:p text:style-name="Normal"><text:bookmark-start text:name="bkmCertNume"/><text:span text:style-name="T74">Registration Protocol/Certificate number</text:span><text:bookmark-end text:name="bkmCertNume"/></text:p>
          </table:table-cell>
          <table:table-cell table:style-name="TableCell75">
            <text:p text:style-name="Normal"><text:bookmark-start text:name="bkmLivrVend"/><text:span text:style-name="T76">Registration Protocol/Free sale number</text:span><text:bookmark-end text:name="bkmLivrVend"/></text:p>
          </table:table-cell>
        </table:table-row>
      </table:table>
      <text:p text:style-name="P77"><text:bookmark-end text:name="bkmProduto"/></text:p>
      <text:p text:style-name="P78"><text:span text:style-name="T79">Obs.:</text:span><text:span text:style-name="T80"><text:s/>En caso de solicitar mayor cantidad de productos, anexar en un listado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end"/>
      <style:text-properties fo:font-weight="bold" style:font-weight-asian="bold" fo:font-size="9pt" style:font-size-asian="9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ize="14pt" style:font-size-asian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 fo:margin-left="0.25in">
        <style:tab-stops/>
      </style:paragraph-properties>
      <style:text-properties fo:font-weight="bold" style:font-weight-asian="bold" style:font-weight-complex="bold" fo:font-size="18pt" style:font-size-asian="18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font-size="12pt" style:font-size-asian="12pt" style:font-size-complex="12pt"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angríadetextonormal" style:display-name="Sangría de texto normal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text-align="center"/>
      <style:text-properties fo:font-size="10pt" style:font-size-asian="10pt"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4" style:num-format=""/>
      <text:outline-level-style text:level="6" style:num-format=""/>
    </text:outline-style>
    <style:style style:name="WW_CharLFO4LVL1" style:family="text">
      <style:text-properties style:font-name="Wingdings"/>
    </style:style>
    <style:style style:name="WW_CharLFO4LVL2" style:family="text">
      <style:text-properties fo:font-weight="bold" style:font-weight-asian="bold" fo:font-style="normal" style:font-style-asian="norma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-0.5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/>
        <style:text-properties style:font-name="Wingdings"/>
      </text:list-level-style-bullet>
      <text:list-level-style-number text:level="2" text:style-name="WW_CharLFO4LVL2" style:num-suffix="." style:num-format="1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-" style:num-format="a" style:num-letter-sync="true">
        <style:list-level-properties text:space-before="0.4895in" text:min-label-width="0.25in"/>
      </text:list-level-style-number>
      <text:list-level-style-bullet text:level="2" text:style-name="WW_CharLFO5LVL2" text:bullet-char="">
        <style:list-level-properties text:space-before="0.9895in" text:min-label-width="0.25in"/>
        <style:text-properties style:font-name="Wingdings"/>
      </text:list-level-style-bullet>
      <text:list-level-style-number text:level="3" style:num-suffix="." style:num-format="i">
        <style:list-level-properties fo:text-align="end" text:space-before="1.6145in" text:min-label-width="0.125in"/>
      </text:list-level-style-number>
      <text:list-level-style-number text:level="4" style:num-suffix="." style:num-format="1">
        <style:list-level-properties text:space-before="1.9895in" text:min-label-width="0.25in"/>
      </text:list-level-style-number>
      <text:list-level-style-number text:level="5" style:num-suffix="." style:num-format="a" style:num-letter-sync="true">
        <style:list-level-properties text:space-before="2.4895in" text:min-label-width="0.25in"/>
      </text:list-level-style-number>
      <text:list-level-style-number text:level="6" style:num-suffix="." style:num-format="i">
        <style:list-level-properties fo:text-align="end" text:space-before="3.1145in" text:min-label-width="0.125in"/>
      </text:list-level-style-number>
      <text:list-level-style-number text:level="7" style:num-suffix="." style:num-format="1">
        <style:list-level-properties text:space-before="3.4895in" text:min-label-width="0.25in"/>
      </text:list-level-style-number>
      <text:list-level-style-number text:level="8" style:num-suffix="." style:num-format="a" style:num-letter-sync="true">
        <style:list-level-properties text:space-before="3.9895in" text:min-label-width="0.25in"/>
      </text:list-level-style-number>
      <text:list-level-style-number text:level="9" style:num-suffix="." style:num-format="i">
        <style:list-level-properties fo:text-align="end" text:space-before="4.6145in" text:min-label-width="0.125in"/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23in" fo:margin-left="1.1812in" fo:margin-bottom="0.4923in" fo:margin-right="0.8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left" style:position="1.0277in"/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fo:font-size="10pt" style:font-size-asian="10pt"/>
    </style:style>
    <style:style style:name="T4" style:parent-style-name="Fuentedepárrafopredeter." style:family="text">
      <style:text-properties fo:font-size="10pt" style:font-size-asian="10pt"/>
    </style:style>
    <style:style style:name="T5" style:parent-style-name="Fuentedepárrafopredeter." style:family="text">
      <style:text-properties fo:font-size="10pt" style:font-size-asian="10pt"/>
    </style:style>
    <style:style style:name="P6" style:parent-style-name="Encabezado" style:family="paragraph">
      <style:paragraph-properties fo:text-align="center"/>
      <style:text-properties style:font-name="Book Antiqua" fo:font-weight="bold" style:font-weight-asian="bold" fo:font-style="italic" style:font-style-asian="italic" fo:font-size="14pt" style:font-size-asian="14pt" style:font-size-complex="14pt"/>
    </style:style>
    <style:style style:name="P7" style:parent-style-name="Piedepágina" style:family="paragraph">
      <style:paragraph-properties fo:text-indent="0.4916in"/>
    </style:style>
    <style:style style:name="T8" style:parent-style-name="Fuentedepárrafopredeter." style:family="text">
      <style:text-properties fo:font-weight="bold" style:font-weight-asian="bold" fo:font-size="10pt" style:font-size-asian="10pt" style:font-size-complex="10pt" fo:language="es" fo:country="AR" style:language-asian="es" style:country-asian="AR"/>
    </style:style>
    <style:style style:name="T9" style:parent-style-name="Fuentedepárrafopredeter." style:family="text">
      <style:text-properties fo:font-weight="bold" style:font-weight-asian="bold" fo:font-style="italic" style:font-style-asian="italic" style:font-style-complex="italic" fo:font-size="10pt" style:font-size-asian="10pt" style:font-size-complex="10pt"/>
    </style:style>
    <style:style style:name="P10" style:parent-style-name="Piedepágina" style:family="paragraph">
      <style:paragraph-properties fo:text-align="center"/>
      <style:text-properties fo:font-weight="bold" style:font-weight-asian="bold" fo:font-style="italic" style:font-style-asian="italic" style:font-style-complex="italic" fo:font-size="10pt" style:font-size-asian="10pt" style:font-size-complex="10pt"/>
    </style:style>
    <style:style style:name="P11" style:parent-style-name="Piedepágina" style:family="paragraph">
      <style:paragraph-properties fo:text-align="center"/>
      <style:text-properties fo:font-style="italic" style:font-style-asian="italic" style:font-style-complex="italic" fo:font-size="10pt" style:font-size-asian="10pt" style:font-size-complex="10pt"/>
    </style:style>
    <style:style style:name="P12" style:parent-style-name="Piedepágina" style:family="paragraph">
      <style:text-properties fo:font-weight="bold" style:font-weight-asian="bold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type Corsiva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center" style:wrap="none" style:writing-mode="lr-tb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center" style:wrap="none" style:writing-mode="lr-tb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none" style:writing-mode="lr-tb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parallel" style:wrap-contour="false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otype Corsiva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master-styles>
    <style:master-page style:name="MP0" style:page-layout-name="PL0">
      <style:header>
        <text:p text:style-name="P2"><text:span text:style-name="T3"><draw:custom-shape svg:x="0.875in" svg:y="0.86736in" svg:width="4.125in" svg:height="0.25in" draw:z-index="251657728" draw:id="id0" draw:style-name="a2" draw:name="WordArt 3" text:anchor-type="paragraph"><svg:title/><svg:desc/><text:p text:style-name="a1" text:class-names="" text:cond-style-name=""><text:span text:style-name="a0" text:class-names="">Direccion de Agroquimicos Calidad e Inocuidad de Productos Vegetales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draw:frame draw:z-index="251658752" draw:id="id1" draw:style-name="a3" draw:name="Object 4" text:anchor-type="paragraph" svg:x="5.25in" svg:y="-0.00764in" svg:width="0.8875in" svg:height="0.88681in" style:rel-width="scale" style:rel-height="scale"><draw:object-ole draw:class-id="FB9C3C60-3B85-11D3-B12E-00A0C9E88542" xlink:href="Object 1" xlink:type="simple" xlink:show="embed" xlink:actuate="onLoad"/><draw:image xlink:href="ObjectReplacements/Object 1" xlink:type="simple" xlink:show="embed" xlink:actuate="onLoad"/><svg:title/><svg:desc/></draw:frame><draw:frame draw:z-index="0" draw:id="id2" draw:style-name="a4" draw:name="Picture 1" text:anchor-type="as-char" svg:x="0in" svg:y="0in" svg:width="0.90625in" svg:height="0.9062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text:span text:style-name="T4"><draw:custom-shape svg:x="0.875in" svg:y="0.51181in" svg:width="4.125in" svg:height="0.25in" draw:z-index="251656704" draw:id="id3" draw:style-name="a7" draw:name="WordArt 2" text:anchor-type="paragraph"><svg:title/><svg:desc/><text:p text:style-name="a6" text:class-names="" text:cond-style-name=""><text:span text:style-name="a5" text:class-names="">Servicio Nacional de Calidad y Sanidad Vegetal y de Semillas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span text:style-name="T5"><draw:custom-shape svg:x="1.875in" svg:y="0.01181in" svg:width="1.875in" svg:height="0.29097in" draw:z-index="251655680" draw:id="id4" draw:style-name="a10" draw:name="WordArt 1" text:anchor-type="paragraph"><svg:title/><svg:desc/><text:p text:style-name="a9" text:class-names="" text:cond-style-name=""><text:span text:style-name="a8" text:class-names="">SENAVE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tab/></text:p>
        <text:p text:style-name="Encabezado"/>
        <text:p text:style-name="P6">Departamento de Control de Insumos</text:p>
      </style:header>
      <style:footer>
        <text:p text:style-name="P7"><text:span text:style-name="T8"><draw:connector draw:type="line" svg:x1="0in" svg:y1="-0.13333in" svg:x2="6.125in" svg:y2="-0.13333in" draw:z-index="251659776" draw:id="id5" draw:style-name="a11" draw:name="Line 7" text:anchor-type="paragraph"><svg:title/><svg:desc/></draw:connector></text:span><text:span text:style-name="T9">Servicio Nacional de Sanidad y Calidad Vegetal y de Semillas ( SENAVE)</text:span></text:p>
        <text:p text:style-name="P10">Dirección de Agroquímicos- Dpto. Control de Insumos.</text:p>
        <text:p text:style-name="P11">Asunción – Edificio Planeta 1, Humaita 145, Teléfonos: (021)441 549 - 445769</text:p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ANEXO Nº 1</dc:title>
    <meta:initial-creator>Chosco</meta:initial-creator>
    <dc:creator>Chosco</dc:creator>
    <meta:creation-date>2012-12-13T19:02:00Z</meta:creation-date>
    <dc:date>2012-12-13T19:02:00Z</dc:date>
    <meta:print-date>2010-01-15T12:44:00Z</meta:print-date>
    <meta:template xlink:href="PagoTasa.dotx" xlink:type="simple"/>
    <meta:editing-cycles>1</meta:editing-cycles>
    <meta:editing-duration>PT0S</meta:editing-duration>
    <meta:document-statistic meta:page-count="1" meta:paragraph-count="1" meta:word-count="147" meta:character-count="958" meta:row-count="6" meta:non-whitespace-character-count="812"/>
  </office:meta>
</office:document-meta>
</file>